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7cm" fo:margin-left="-0.254cm" table:align="left"/>
    </style:style>
    <style:style style:name="Table1.A" style:family="table-column">
      <style:table-column-properties style:column-width="4.524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4.75pt"/>
    </style:style>
    <style:style style:name="P2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b6140" officeooo:paragraph-rsid="000b6140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0b6140" officeooo:paragraph-rsid="000b6140" style:font-size-asian="12pt" style:font-size-complex="12pt"/>
    </style:style>
    <style:style style:name="P6" style:family="paragraph" style:parent-style-name="Table_20_Contents">
      <style:text-properties fo:font-size="12pt" officeooo:rsid="000bb55a" officeooo:paragraph-rsid="000bb55a" style:font-size-asian="12pt" style:font-size-complex="12pt"/>
    </style:style>
    <style:style style:name="P7" style:family="paragraph" style:parent-style-name="Table_20_Contents">
      <style:text-properties fo:font-size="12pt" officeooo:rsid="000d2d0e" officeooo:paragraph-rsid="000d2d0e" style:font-size-asian="12pt" style:font-size-complex="12pt"/>
    </style:style>
    <style:style style:name="P8" style:family="paragraph" style:parent-style-name="Table_20_Contents">
      <style:text-properties fo:font-size="12pt" officeooo:rsid="000dbb18" officeooo:paragraph-rsid="000dbb18" style:font-size-asian="12pt" style:font-size-complex="12pt"/>
    </style:style>
    <style:style style:name="P9" style:family="paragraph" style:parent-style-name="Table_20_Contents">
      <style:text-properties fo:font-size="12pt" officeooo:rsid="000efa8e" officeooo:paragraph-rsid="000efa8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140" style:font-weight-asian="bold" style:font-weight-complex="bold"/>
    </style:style>
    <style:style style:name="T3" style:family="text">
      <style:text-properties officeooo:rsid="000d2d0e"/>
    </style:style>
    <style:style style:name="T4" style:family="text">
      <style:text-properties officeooo:rsid="000db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ject Management Processes</text:p>
      <text:p text:style-name="P2"/>
      <text:p text:style-name="P2">1.Determine the Input, Process and Exit criteria for each of the project management processes</text:p>
      <text:p text:style-name="P3"><text:s text:c="3"/>The project management process ar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<text:s text:c="9"/><text:span text:style-name="T1">PM PROCESS</text:span></text:p>
          </table:table-cell>
          <table:table-cell table:style-name="Table1.A1" office:value-type="string">
            <text:p text:style-name="P5"><text:s text:c="13"/><text:span text:style-name="T1">INPUT</text:span></text:p>
          </table:table-cell>
          <table:table-cell table:style-name="Table1.A1" office:value-type="string">
            <text:p text:style-name="P4"><text:s text:c="6"/><text:span text:style-name="T2">PROCESS</text:span></text:p>
          </table:table-cell>
          <table:table-cell table:style-name="Table1.D1" office:value-type="string">
            <text:p text:style-name="P4"><text:s text:c="11"/><text:span text:style-name="T2">EXIT</text:span></text:p>
          </table:table-cell>
        </table:table-row>
        <table:table-row>
          <table:table-cell table:style-name="Table1.A2" office:value-type="string">
            <text:p text:style-name="P6">Project initation</text:p>
          </table:table-cell>
          <table:table-cell table:style-name="Table1.A2" office:value-type="string">
            <text:p text:style-name="P6">Business case</text:p>
          </table:table-cell>
          <table:table-cell table:style-name="Table1.A2" office:value-type="string">
            <text:p text:style-name="P9">Develop high level plan</text:p>
            <text:p text:style-name="P9">Analyse project requirement.</text:p>
          </table:table-cell>
          <table:table-cell table:style-name="Table1.D2" office:value-type="string">
            <text:p text:style-name="P6">Project scope statement <text:s/>and project charter</text:p>
          </table:table-cell>
        </table:table-row>
        <table:table-row>
          <table:table-cell table:style-name="Table1.A2" office:value-type="string">
            <text:p text:style-name="P6">Project planning</text:p>
          </table:table-cell>
          <table:table-cell table:style-name="Table1.A2" office:value-type="string">
            <text:p text:style-name="P6">inititaion</text:p>
          </table:table-cell>
          <table:table-cell table:style-name="Table1.A2" office:value-type="string">
            <text:p text:style-name="P9">Risk plan</text:p>
            <text:p text:style-name="P9">Time management plan</text:p>
            <text:p text:style-name="P9">budget plan</text:p>
            <text:p text:style-name="P9">resource plan</text:p>
          </table:table-cell>
          <table:table-cell table:style-name="Table1.D2" office:value-type="string">
            <text:p text:style-name="P6">Project management planning</text:p>
          </table:table-cell>
        </table:table-row>
        <table:table-row>
          <table:table-cell table:style-name="Table1.A2" office:value-type="string">
            <text:p text:style-name="P6">Project Execution</text:p>
          </table:table-cell>
          <table:table-cell table:style-name="Table1.A2" office:value-type="string">
            <text:p text:style-name="P6">Project management plan</text:p>
          </table:table-cell>
          <table:table-cell table:style-name="Table1.A2" office:value-type="string">
            <text:p text:style-name="P9">Develop project team,</text:p>
            <text:p text:style-name="P9"><text:s/>proper utilisation of time to obtain quality product as planed.</text:p>
          </table:table-cell>
          <table:table-cell table:style-name="Table1.D2" office:value-type="string">
            <text:p text:style-name="P6">1&gt; project deliverables</text:p>
            <text:p text:style-name="P6">2&gt;change management document</text:p>
            <text:p text:style-name="P6">3&gt;<text:span text:style-name="T4">performance baselines</text:span></text:p>
            <text:p text:style-name="P6">4&gt;Identification of what need to be done</text:p>
          </table:table-cell>
        </table:table-row>
        <table:table-row>
          <table:table-cell table:style-name="Table1.A2" office:value-type="string">
            <text:p text:style-name="P6">Project monitoring and control</text:p>
          </table:table-cell>
          <table:table-cell table:style-name="Table1.A2" office:value-type="string">
            <text:p text:style-name="P7">Products deliverable</text:p>
          </table:table-cell>
          <table:table-cell table:style-name="Table1.A2" office:value-type="string">
            <text:p text:style-name="P9">Measure performance against project plan</text:p>
            <text:p text:style-name="P9">Take right action if different from actual paln</text:p>
          </table:table-cell>
          <table:table-cell table:style-name="Table1.D2" office:value-type="string">
            <text:p text:style-name="P7">1&gt;Plan updates</text:p>
            <text:p text:style-name="P7">2&gt;risk registers</text:p>
            <text:p text:style-name="P7">3&gt;change request</text:p>
            <text:p text:style-name="P7">4&gt;work products</text:p>
            <text:p text:style-name="P7">5&gt;progress and states reports </text:p>
          </table:table-cell>
        </table:table-row>
        <table:table-row>
          <table:table-cell table:style-name="Table1.A2" office:value-type="string">
            <text:p text:style-name="P6">Project closure</text:p>
          </table:table-cell>
          <table:table-cell table:style-name="Table1.A2" office:value-type="string">
            <text:p text:style-name="P4"><text:s/><text:span text:style-name="T3">Progress and sates reports</text:span></text:p>
          </table:table-cell>
          <table:table-cell table:style-name="Table1.A2" office:value-type="string">
            <text:p text:style-name="P8">Verifying and accepting project deliverables</text:p>
          </table:table-cell>
          <table:table-cell table:style-name="Table1.D2" office:value-type="string">
            <text:p text:style-name="P7">All exit criteria are met</text:p>
            <text:p text:style-name="P7">project infomation recor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46:26.114553862</meta:creation-date>
    <dc:date>2016-08-18T14:29:08.911149336</dc:date>
    <meta:editing-duration>PT11M41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41" meta:word-count="142" meta:character-count="1057" meta:non-whitespace-character-count="910"/>
  </office:meta>
</office:document-meta>
</file>